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689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1.9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6"/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table:style-name="Default" office:value-type="string">
            <text:p>#T/Tc</text:p>
          </table:table-cell>
          <table:table-cell table:style-name="Default" office:value-type="string">
            <text:p>1-T/Tc</text:p>
          </table:table-cell>
          <table:table-cell table:style-name="Default" office:value-type="string">
            <text:p>2.3885*(1-T/Tc)^0.67168</text:p>
          </table:table-cell>
          <table:table-cell table:number-columns-repeated="2"/>
        </table:table-row>
        <table:table-row table:style-name="ro1">
          <table:table-cell office:value-type="float" office:value="0.205672">
            <text:p>0.205672000000</text:p>
          </table:table-cell>
          <table:table-cell office:value-type="float" office:value="0.794328">
            <text:p>0.794328000000</text:p>
          </table:table-cell>
          <table:table-cell table:formula="oooc:=2.3885*[.B2]^0.67168" office:value-type="float" office:value="2.04624277703004">
            <text:p>2.046242777030</text:p>
          </table:table-cell>
          <table:table-cell/>
          <table:table-cell table:style-name="ce2"/>
        </table:table-row>
        <table:table-row table:style-name="ro1">
          <table:table-cell office:value-type="float" office:value="0.369043">
            <text:p>0.369043000000</text:p>
          </table:table-cell>
          <table:table-cell office:value-type="float" office:value="0.630957">
            <text:p>0.630957000000</text:p>
          </table:table-cell>
          <table:table-cell table:formula="oooc:=2.3885*[.B3]^0.67168" office:value-type="float" office:value="1.75302894251947">
            <text:p>1.753028942519</text:p>
          </table:table-cell>
          <table:table-cell table:number-columns-repeated="2"/>
        </table:table-row>
        <table:table-row table:style-name="ro1">
          <table:table-cell office:value-type="float" office:value="0.498813">
            <text:p>0.498813000000</text:p>
          </table:table-cell>
          <table:table-cell office:value-type="float" office:value="0.501187">
            <text:p>0.501187000000</text:p>
          </table:table-cell>
          <table:table-cell table:formula="oooc:=2.3885*[.B4]^0.67168" office:value-type="float" office:value="1.50183115589015">
            <text:p>1.501831155890</text:p>
          </table:table-cell>
          <table:table-cell table:number-columns-repeated="2"/>
        </table:table-row>
        <table:table-row table:style-name="ro1">
          <table:table-cell office:value-type="float" office:value="0.601893">
            <text:p>0.601893000000</text:p>
          </table:table-cell>
          <table:table-cell office:value-type="float" office:value="0.398107">
            <text:p>0.398107000000</text:p>
          </table:table-cell>
          <table:table-cell table:formula="oooc:=2.3885*[.B5]^0.67168" office:value-type="float" office:value="1.28662836211406">
            <text:p>1.286628362114</text:p>
          </table:table-cell>
          <table:table-cell table:number-columns-repeated="2"/>
        </table:table-row>
        <table:table-row table:style-name="ro1">
          <table:table-cell office:value-type="float" office:value="0.683772">
            <text:p>0.683772000000</text:p>
          </table:table-cell>
          <table:table-cell office:value-type="float" office:value="0.316228">
            <text:p>0.316228000000</text:p>
          </table:table-cell>
          <table:table-cell table:formula="oooc:=2.3885*[.B6]^0.67168" office:value-type="float" office:value="1.10226358856659">
            <text:p>1.102263588567</text:p>
          </table:table-cell>
          <table:table-cell table:number-columns-repeated="2"/>
        </table:table-row>
        <table:table-row table:style-name="ro1">
          <table:table-cell office:value-type="float" office:value="0.748811">
            <text:p>0.748811000000</text:p>
          </table:table-cell>
          <table:table-cell office:value-type="float" office:value="0.251189">
            <text:p>0.251189000000</text:p>
          </table:table-cell>
          <table:table-cell table:formula="oooc:=2.3885*[.B7]^0.67168" office:value-type="float" office:value="0.944316678014609">
            <text:p>0.944316678015</text:p>
          </table:table-cell>
          <table:table-cell table:number-columns-repeated="2"/>
        </table:table-row>
        <table:table-row table:style-name="ro1">
          <table:table-cell office:value-type="float" office:value="0.800474">
            <text:p>0.800474000000</text:p>
          </table:table-cell>
          <table:table-cell office:value-type="float" office:value="0.199526">
            <text:p>0.199526000000</text:p>
          </table:table-cell>
          <table:table-cell table:formula="oooc:=2.3885*[.B8]^0.67168" office:value-type="float" office:value="0.809000718216203">
            <text:p>0.809000718216</text:p>
          </table:table-cell>
          <table:table-cell table:number-columns-repeated="2"/>
        </table:table-row>
        <table:table-row table:style-name="ro1">
          <table:table-cell office:value-type="float" office:value="0.841511">
            <text:p>0.841511000000</text:p>
          </table:table-cell>
          <table:table-cell office:value-type="float" office:value="0.158489">
            <text:p>0.158489000000</text:p>
          </table:table-cell>
          <table:table-cell table:formula="oooc:=2.3885*[.B9]^0.67168" office:value-type="float" office:value="0.693075677278118">
            <text:p>0.693075677278</text:p>
          </table:table-cell>
          <table:table-cell table:number-columns-repeated="2"/>
        </table:table-row>
        <table:table-row table:style-name="ro1">
          <table:table-cell office:value-type="float" office:value="0.874107">
            <text:p>0.874107000000</text:p>
          </table:table-cell>
          <table:table-cell office:value-type="float" office:value="0.125893">
            <text:p>0.125893000000</text:p>
          </table:table-cell>
          <table:table-cell table:formula="oooc:=2.3885*[.B10]^0.67168" office:value-type="float" office:value="0.593764609817847">
            <text:p>0.593764609818</text:p>
          </table:table-cell>
          <table:table-cell table:number-columns-repeated="2"/>
        </table:table-row>
        <table:table-row table:style-name="ro1">
          <table:table-cell office:value-type="float" office:value="0.9">
            <text:p>0.900000000000</text:p>
          </table:table-cell>
          <table:table-cell office:value-type="float" office:value="0.1">
            <text:p>0.100000000000</text:p>
          </table:table-cell>
          <table:table-cell table:formula="oooc:=2.3885*[.B11]^0.67168" office:value-type="float" office:value="0.508680682860237">
            <text:p>0.508680682860</text:p>
          </table:table-cell>
          <table:table-cell table:number-columns-repeated="2"/>
        </table:table-row>
        <table:table-row table:style-name="ro1">
          <table:table-cell office:value-type="float" office:value="0.920567">
            <text:p>0.920567000000</text:p>
          </table:table-cell>
          <table:table-cell office:value-type="float" office:value="0.0794328">
            <text:p>0.079432800000</text:p>
          </table:table-cell>
          <table:table-cell table:formula="oooc:=2.3885*[.B12]^0.67168" office:value-type="float" office:value="0.435789898730362">
            <text:p>0.435789898730</text:p>
          </table:table-cell>
          <table:table-cell table:number-columns-repeated="2"/>
        </table:table-row>
        <table:table-row table:style-name="ro1">
          <table:table-cell office:value-type="float" office:value="0.936904">
            <text:p>0.936904000000</text:p>
          </table:table-cell>
          <table:table-cell office:value-type="float" office:value="0.0630957">
            <text:p>0.063095700000</text:p>
          </table:table-cell>
          <table:table-cell table:formula="oooc:=2.3885*[.B13]^0.67168" office:value-type="float" office:value="0.373343922777711">
            <text:p>0.373343922778</text:p>
          </table:table-cell>
          <table:table-cell table:number-columns-repeated="2"/>
        </table:table-row>
        <table:table-row table:style-name="ro1">
          <table:table-cell office:value-type="float" office:value="0.949881">
            <text:p>0.949881000000</text:p>
          </table:table-cell>
          <table:table-cell office:value-type="float" office:value="0.0501187">
            <text:p>0.050118700000</text:p>
          </table:table-cell>
          <table:table-cell table:formula="oooc:=2.3885*[.B14]^0.67168" office:value-type="float" office:value="0.319846136872088">
            <text:p>0.319846136872</text:p>
          </table:table-cell>
          <table:table-cell table:number-columns-repeated="2"/>
        </table:table-row>
        <table:table-row table:style-name="ro1">
          <table:table-cell office:value-type="float" office:value="0.960189">
            <text:p>0.960189000000</text:p>
          </table:table-cell>
          <table:table-cell office:value-type="float" office:value="0.0398107">
            <text:p>0.039810700000</text:p>
          </table:table-cell>
          <table:table-cell table:formula="oooc:=2.3885*[.B15]^0.67168" office:value-type="float" office:value="0.274014232291199">
            <text:p>0.274014232291</text:p>
          </table:table-cell>
          <table:table-cell table:number-columns-repeated="2"/>
        </table:table-row>
        <table:table-row table:style-name="ro1">
          <table:table-cell office:value-type="float" office:value="0.968377">
            <text:p>0.968377000000</text:p>
          </table:table-cell>
          <table:table-cell office:value-type="float" office:value="0.0316228">
            <text:p>0.031622800000</text:p>
          </table:table-cell>
          <table:table-cell table:formula="oooc:=2.3885*[.B16]^0.67168" office:value-type="float" office:value="0.234749924607087">
            <text:p>0.234749924607</text:p>
          </table:table-cell>
          <table:table-cell table:number-columns-repeated="2"/>
        </table:table-row>
        <table:table-row table:style-name="ro1">
          <table:table-cell office:value-type="float" office:value="0.974881">
            <text:p>0.974881000000</text:p>
          </table:table-cell>
          <table:table-cell office:value-type="float" office:value="0.0251189">
            <text:p>0.025118900000</text:p>
          </table:table-cell>
          <table:table-cell table:formula="oooc:=2.3885*[.B17]^0.67168" office:value-type="float" office:value="0.20111184953267">
            <text:p>0.201111849533</text:p>
          </table:table-cell>
          <table:table-cell table:number-columns-repeated="2"/>
        </table:table-row>
        <table:table-row table:style-name="ro1">
          <table:table-cell office:value-type="float" office:value="0.980047">
            <text:p>0.980047000000</text:p>
          </table:table-cell>
          <table:table-cell office:value-type="float" office:value="0.0199526">
            <text:p>0.019952600000</text:p>
          </table:table-cell>
          <table:table-cell table:formula="oooc:=2.3885*[.B18]^0.67168" office:value-type="float" office:value="0.1722935054539">
            <text:p>0.172293505454</text:p>
          </table:table-cell>
          <table:table-cell table:number-columns-repeated="2"/>
        </table:table-row>
        <table:table-row table:style-name="ro1">
          <table:table-cell office:value-type="float" office:value="0.984151">
            <text:p>0.984151000000</text:p>
          </table:table-cell>
          <table:table-cell office:value-type="float" office:value="0.0158489">
            <text:p>0.015848900000</text:p>
          </table:table-cell>
          <table:table-cell table:formula="oooc:=2.3885*[.B19]^0.67168" office:value-type="float" office:value="0.14760486028539">
            <text:p>0.147604860285</text:p>
          </table:table-cell>
          <table:table-cell table:number-columns-repeated="2"/>
        </table:table-row>
        <table:table-row table:style-name="ro1">
          <table:table-cell office:value-type="float" office:value="0.987411">
            <text:p>0.987411000000</text:p>
          </table:table-cell>
          <table:table-cell office:value-type="float" office:value="0.0125893">
            <text:p>0.012589300000</text:p>
          </table:table-cell>
          <table:table-cell table:formula="oooc:=2.3885*[.B20]^0.67168" office:value-type="float" office:value="0.126454505832273">
            <text:p>0.126454505832</text:p>
          </table:table-cell>
          <table:table-cell table:number-columns-repeated="2"/>
        </table:table-row>
        <table:table-row table:style-name="ro1">
          <table:table-cell office:value-type="float" office:value="0.99">
            <text:p>0.990000000000</text:p>
          </table:table-cell>
          <table:table-cell office:value-type="float" office:value="0.01">
            <text:p>0.010000000000</text:p>
          </table:table-cell>
          <table:table-cell table:formula="oooc:=2.3885*[.B21]^0.67168" office:value-type="float" office:value="0.108334116439254">
            <text:p>0.108334116439</text:p>
          </table:table-cell>
          <table:table-cell table:number-columns-repeated="2"/>
        </table:table-row>
        <table:table-row table:style-name="ro1">
          <table:table-cell office:value-type="float" office:value="0.992057">
            <text:p>0.992057000000</text:p>
          </table:table-cell>
          <table:table-cell office:value-type="float" office:value="0.00794328">
            <text:p>0.007943280000</text:p>
          </table:table-cell>
          <table:table-cell table:formula="oooc:=2.3885*[.B22]^0.67168" office:value-type="float" office:value="0.092810510056418">
            <text:p>0.092810510056</text:p>
          </table:table-cell>
          <table:table-cell table:number-columns-repeated="2"/>
        </table:table-row>
        <table:table-row table:style-name="ro1">
          <table:table-cell office:value-type="float" office:value="0.99369">
            <text:p>0.993690000000</text:p>
          </table:table-cell>
          <table:table-cell office:value-type="float" office:value="0.00630957">
            <text:p>0.006309570000</text:p>
          </table:table-cell>
          <table:table-cell table:formula="oooc:=2.3885*[.B23]^0.67168" office:value-type="float" office:value="0.0795113425079698">
            <text:p>0.079511342508</text:p>
          </table:table-cell>
          <table:table-cell table:number-columns-repeated="2"/>
        </table:table-row>
        <table:table-row table:style-name="ro1">
          <table:table-cell office:value-type="float" office:value="0.994988">
            <text:p>0.994988000000</text:p>
          </table:table-cell>
          <table:table-cell office:value-type="float" office:value="0.00501187">
            <text:p>0.005011870000</text:p>
          </table:table-cell>
          <table:table-cell table:formula="oooc:=2.3885*[.B24]^0.67168" office:value-type="float" office:value="0.0681178778791302">
            <text:p>0.068117877879</text:p>
          </table:table-cell>
          <table:table-cell table:number-columns-repeated="2"/>
        </table:table-row>
        <table:table-row table:style-name="ro1">
          <table:table-cell office:value-type="float" office:value="0.996019">
            <text:p>0.996019000000</text:p>
          </table:table-cell>
          <table:table-cell office:value-type="float" office:value="0.00398107">
            <text:p>0.003981070000</text:p>
          </table:table-cell>
          <table:table-cell table:formula="oooc:=2.3885*[.B25]^0.67168" office:value-type="float" office:value="0.0583570218946246">
            <text:p>0.058357021895</text:p>
          </table:table-cell>
          <table:table-cell table:number-columns-repeated="2"/>
        </table:table-row>
        <table:table-row table:style-name="ro1">
          <table:table-cell office:value-type="float" office:value="0.996838">
            <text:p>0.996838000000</text:p>
          </table:table-cell>
          <table:table-cell office:value-type="float" office:value="0.00316228">
            <text:p>0.003162280000</text:p>
          </table:table-cell>
          <table:table-cell table:formula="oooc:=2.3885*[.B26]^0.67168" office:value-type="float" office:value="0.0499948720747425">
            <text:p>0.049994872075</text:p>
          </table:table-cell>
          <table:table-cell table:number-columns-repeated="2"/>
        </table:table-row>
        <table:table-row table:style-name="ro1">
          <table:table-cell office:value-type="float" office:value="0.997488">
            <text:p>0.997488000000</text:p>
          </table:table-cell>
          <table:table-cell office:value-type="float" office:value="0.00251189">
            <text:p>0.002511890000</text:p>
          </table:table-cell>
          <table:table-cell table:formula="oooc:=2.3885*[.B27]^0.67168" office:value-type="float" office:value="0.0428309453429198">
            <text:p>0.042830945343</text:p>
          </table:table-cell>
          <table:table-cell table:number-columns-repeated="2"/>
        </table:table-row>
        <table:table-row table:style-name="ro1">
          <table:table-cell office:value-type="float" office:value="0.998005">
            <text:p>0.998005000000</text:p>
          </table:table-cell>
          <table:table-cell office:value-type="float" office:value="0.00199526">
            <text:p>0.001995260000</text:p>
          </table:table-cell>
          <table:table-cell table:formula="oooc:=2.3885*[.B28]^0.67168" office:value-type="float" office:value="0.0366934804298405">
            <text:p>0.036693480430</text:p>
          </table:table-cell>
          <table:table-cell table:number-columns-repeated="2"/>
        </table:table-row>
        <table:table-row table:style-name="ro1">
          <table:table-cell office:value-type="float" office:value="0.998415">
            <text:p>0.998415000000</text:p>
          </table:table-cell>
          <table:table-cell office:value-type="float" office:value="0.00158489">
            <text:p>0.001584890000</text:p>
          </table:table-cell>
          <table:table-cell table:formula="oooc:=2.3885*[.B29]^0.67168" office:value-type="float" office:value="0.031435520671326">
            <text:p>0.031435520671</text:p>
          </table:table-cell>
          <table:table-cell table:number-columns-repeated="2"/>
        </table:table-row>
        <table:table-row table:style-name="ro1">
          <table:table-cell office:value-type="float" office:value="0.998741">
            <text:p>0.998741000000</text:p>
          </table:table-cell>
          <table:table-cell office:value-type="float" office:value="0.00125893">
            <text:p>0.001258930000</text:p>
          </table:table-cell>
          <table:table-cell table:formula="oooc:=2.3885*[.B30]^0.67168" office:value-type="float" office:value="0.0269311134090495">
            <text:p>0.026931113409</text:p>
          </table:table-cell>
          <table:table-cell table:number-columns-repeated="2"/>
        </table:table-row>
        <table:table-row table:style-name="ro1">
          <table:table-cell office:value-type="float" office:value="0.999">
            <text:p>0.999000000000</text:p>
          </table:table-cell>
          <table:table-cell office:value-type="float" office:value="0.001">
            <text:p>0.001000000000</text:p>
          </table:table-cell>
          <table:table-cell table:formula="oooc:=2.3885*[.B31]^0.67168" office:value-type="float" office:value="0.0230720001370651">
            <text:p>0.023072000137</text:p>
          </table:table-cell>
          <table:table-cell table:number-columns-repeated="2"/>
        </table:table-row>
        <table:table-row table:style-name="ro1">
          <table:table-cell office:value-type="float" office:value="1.00126">
            <text:p>1.001260000000</text:p>
          </table:table-cell>
          <table:table-cell office:value-type="float" office:value="-0.00125893">
            <text:p>-0.001258930000</text:p>
          </table:table-cell>
          <table:table-cell table:formula="oooc:=2.3885*[.B32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0158">
            <text:p>1.001580000000</text:p>
          </table:table-cell>
          <table:table-cell office:value-type="float" office:value="-0.00158489">
            <text:p>-0.001584890000</text:p>
          </table:table-cell>
          <table:table-cell table:formula="oooc:=2.3885*[.B33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02">
            <text:p>1.002000000000</text:p>
          </table:table-cell>
          <table:table-cell office:value-type="float" office:value="-0.00199526">
            <text:p>-0.001995260000</text:p>
          </table:table-cell>
          <table:table-cell table:formula="oooc:=2.3885*[.B34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0251">
            <text:p>1.002510000000</text:p>
          </table:table-cell>
          <table:table-cell office:value-type="float" office:value="-0.00251189">
            <text:p>-0.002511890000</text:p>
          </table:table-cell>
          <table:table-cell table:formula="oooc:=2.3885*[.B35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0316">
            <text:p>1.003160000000</text:p>
          </table:table-cell>
          <table:table-cell office:value-type="float" office:value="-0.00316228">
            <text:p>-0.003162280000</text:p>
          </table:table-cell>
          <table:table-cell table:formula="oooc:=2.3885*[.B36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0398">
            <text:p>1.003980000000</text:p>
          </table:table-cell>
          <table:table-cell office:value-type="float" office:value="-0.00398107">
            <text:p>-0.003981070000</text:p>
          </table:table-cell>
          <table:table-cell table:formula="oooc:=2.3885*[.B37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0501">
            <text:p>1.005010000000</text:p>
          </table:table-cell>
          <table:table-cell office:value-type="float" office:value="-0.00501187">
            <text:p>-0.005011870000</text:p>
          </table:table-cell>
          <table:table-cell table:formula="oooc:=2.3885*[.B38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0631">
            <text:p>1.006310000000</text:p>
          </table:table-cell>
          <table:table-cell office:value-type="float" office:value="-0.00630957">
            <text:p>-0.006309570000</text:p>
          </table:table-cell>
          <table:table-cell table:formula="oooc:=2.3885*[.B39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0794">
            <text:p>1.007940000000</text:p>
          </table:table-cell>
          <table:table-cell office:value-type="float" office:value="-0.00794328">
            <text:p>-0.007943280000</text:p>
          </table:table-cell>
          <table:table-cell table:formula="oooc:=2.3885*[.B40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1">
            <text:p>1.010000000000</text:p>
          </table:table-cell>
          <table:table-cell office:value-type="float" office:value="-0.01">
            <text:p>-0.010000000000</text:p>
          </table:table-cell>
          <table:table-cell table:formula="oooc:=2.3885*[.B41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1259">
            <text:p>1.012590000000</text:p>
          </table:table-cell>
          <table:table-cell office:value-type="float" office:value="-0.0125893">
            <text:p>-0.012589300000</text:p>
          </table:table-cell>
          <table:table-cell table:formula="oooc:=2.3885*[.B42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1585">
            <text:p>1.015850000000</text:p>
          </table:table-cell>
          <table:table-cell office:value-type="float" office:value="-0.0158489">
            <text:p>-0.015848900000</text:p>
          </table:table-cell>
          <table:table-cell table:formula="oooc:=2.3885*[.B43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1995">
            <text:p>1.019950000000</text:p>
          </table:table-cell>
          <table:table-cell office:value-type="float" office:value="-0.0199526">
            <text:p>-0.019952600000</text:p>
          </table:table-cell>
          <table:table-cell table:formula="oooc:=2.3885*[.B44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2512">
            <text:p>1.025120000000</text:p>
          </table:table-cell>
          <table:table-cell office:value-type="float" office:value="-0.0251189">
            <text:p>-0.025118900000</text:p>
          </table:table-cell>
          <table:table-cell table:formula="oooc:=2.3885*[.B45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3162">
            <text:p>1.031620000000</text:p>
          </table:table-cell>
          <table:table-cell office:value-type="float" office:value="-0.0316228">
            <text:p>-0.031622800000</text:p>
          </table:table-cell>
          <table:table-cell table:formula="oooc:=2.3885*[.B46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3981">
            <text:p>1.039810000000</text:p>
          </table:table-cell>
          <table:table-cell office:value-type="float" office:value="-0.0398107">
            <text:p>-0.039810700000</text:p>
          </table:table-cell>
          <table:table-cell table:formula="oooc:=2.3885*[.B47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5012">
            <text:p>1.050120000000</text:p>
          </table:table-cell>
          <table:table-cell office:value-type="float" office:value="-0.0501187">
            <text:p>-0.050118700000</text:p>
          </table:table-cell>
          <table:table-cell table:formula="oooc:=2.3885*[.B48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631">
            <text:p>1.063100000000</text:p>
          </table:table-cell>
          <table:table-cell office:value-type="float" office:value="-0.0630957">
            <text:p>-0.063095700000</text:p>
          </table:table-cell>
          <table:table-cell table:formula="oooc:=2.3885*[.B49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07943">
            <text:p>1.079430000000</text:p>
          </table:table-cell>
          <table:table-cell office:value-type="float" office:value="-0.0794328">
            <text:p>-0.079432800000</text:p>
          </table:table-cell>
          <table:table-cell table:formula="oooc:=2.3885*[.B50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1">
            <text:p>1.100000000000</text:p>
          </table:table-cell>
          <table:table-cell office:value-type="float" office:value="-0.1">
            <text:p>-0.100000000000</text:p>
          </table:table-cell>
          <table:table-cell table:formula="oooc:=2.3885*[.B51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12589">
            <text:p>1.125890000000</text:p>
          </table:table-cell>
          <table:table-cell office:value-type="float" office:value="-0.125893">
            <text:p>-0.125893000000</text:p>
          </table:table-cell>
          <table:table-cell table:formula="oooc:=2.3885*[.B52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15849">
            <text:p>1.158490000000</text:p>
          </table:table-cell>
          <table:table-cell office:value-type="float" office:value="-0.158489">
            <text:p>-0.158489000000</text:p>
          </table:table-cell>
          <table:table-cell table:formula="oooc:=2.3885*[.B53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19953">
            <text:p>1.199530000000</text:p>
          </table:table-cell>
          <table:table-cell office:value-type="float" office:value="-0.199526">
            <text:p>-0.199526000000</text:p>
          </table:table-cell>
          <table:table-cell table:formula="oooc:=2.3885*[.B54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25119">
            <text:p>1.251190000000</text:p>
          </table:table-cell>
          <table:table-cell office:value-type="float" office:value="-0.251189">
            <text:p>-0.251189000000</text:p>
          </table:table-cell>
          <table:table-cell table:formula="oooc:=2.3885*[.B55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31623">
            <text:p>1.316230000000</text:p>
          </table:table-cell>
          <table:table-cell office:value-type="float" office:value="-0.316228">
            <text:p>-0.316228000000</text:p>
          </table:table-cell>
          <table:table-cell table:formula="oooc:=2.3885*[.B56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39811">
            <text:p>1.398110000000</text:p>
          </table:table-cell>
          <table:table-cell office:value-type="float" office:value="-0.398107">
            <text:p>-0.398107000000</text:p>
          </table:table-cell>
          <table:table-cell table:formula="oooc:=2.3885*[.B57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50119">
            <text:p>1.501190000000</text:p>
          </table:table-cell>
          <table:table-cell office:value-type="float" office:value="-0.501187">
            <text:p>-0.501187000000</text:p>
          </table:table-cell>
          <table:table-cell table:formula="oooc:=2.3885*[.B58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63096">
            <text:p>1.630960000000</text:p>
          </table:table-cell>
          <table:table-cell office:value-type="float" office:value="-0.630957">
            <text:p>-0.630957000000</text:p>
          </table:table-cell>
          <table:table-cell table:formula="oooc:=2.3885*[.B59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.79433">
            <text:p>1.794330000000</text:p>
          </table:table-cell>
          <table:table-cell office:value-type="float" office:value="-0.794328">
            <text:p>-0.794328000000</text:p>
          </table:table-cell>
          <table:table-cell table:formula="oooc:=2.3885*[.B60]^0.67168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2">
            <text:p>2.000000000000</text:p>
          </table:table-cell>
          <table:table-cell office:value-type="float" office:value="-1">
            <text:p>-1.000000000000</text:p>
          </table:table-cell>
          <table:table-cell table:formula="oooc:=2.3885*[.B61]^0.67168" office:value-type="float" office:value="0">
            <text:p>#VALUE!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8">12/18/2008</text:date>, <text:time>13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2-18T12:35:18</meta:creation-date>
    <dc:date>2008-12-18T13:21:12</dc:date>
    <meta:editing-cycles>1</meta:editing-cycles>
    <meta:editing-duration>PT18M50S</meta:editing-duration>
    <meta:user-defined meta:name="Info 1"/>
    <meta:user-defined meta:name="Info 2"/>
    <meta:user-defined meta:name="Info 3"/>
    <meta:user-defined meta:name="Info 4"/>
    <meta:document-statistic meta:table-count="3" meta:cell-count="183"/>
  </office:meta>
</office:document-meta>
</file>